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DBDBDB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DBDBDB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#DBDBDB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background-color="#DBDBDB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BDBDB" style:repeat-content="false"/>
      <style:paragraph-properties fo:text-align="center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5.24125cm"/>
    </style:style>
    <style:style style:name="co3" style:family="table-column">
      <style:table-column-properties fo:break-before="auto" style:column-width="4.31270833333333cm"/>
    </style:style>
    <style:style style:name="co4" style:family="table-column">
      <style:table-column-properties fo:break-before="auto" style:column-width="17.5683333333333cm"/>
    </style:style>
    <style:style style:name="co5" style:family="table-column">
      <style:table-column-properties fo:break-before="auto" style:column-width="13.73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Sprint</text:p>
          </table:table-cell>
          <table:table-cell office:value-type="string" table:style-name="ce2">
            <text:p>US</text:p>
          </table:table-cell>
          <table:table-cell office:value-type="string" table:style-name="ce2">
            <text:p>Estimativa de esforço</text:p>
          </table:table-cell>
          <table:table-cell office:value-type="string" table:style-name="ce2">
            <text:p>Critério de aceitação</text:p>
          </table:table-cell>
          <table:table-cell office:value-type="string" table:style-name="ce2">
            <text:p>Teste de aceitação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1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solicito visualizar o protótipo da tela de cadastro de sala, trabalhos e prova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o protótipo da tela de cadastro de sala, trabalhos e provas.</text:p>
          </table:table-cell>
          <table:table-cell office:value-type="string" table:style-name="ce4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2</text:p>
          </table:table-cell>
          <table:table-cell office:value-type="float" office:value="1" table:style-name="ce2">
            <text:p>1</text:p>
          </table:table-cell>
          <table:table-cell office:value-type="string" table:style-name="ce4">
            <text:p>Enquanto cliente, solicito visualizar o protótipo da tela de visualização e cadastro dos dados da sala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o protótipo da tela de visualização dos dados da sala.</text:p>
          </table:table-cell>
          <table:table-cell office:value-type="string" table:style-name="ce4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3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desejo poder visualizar o layout da aplicação por meio dos protótipo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Layout estabelecido por meio dos protótipos.</text:p>
          </table:table-cell>
          <table:table-cell office:value-type="string" table:style-name="ce4">
            <text:p>Layou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4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solicito visualizar o protótipo da tela de vizualização e cadastro dos dados por aluno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o protótipo da tela de vizualização e cadastro dos dados por aluno.</text:p>
          </table:table-cell>
          <table:table-cell office:value-type="string" table:style-name="ce4">
            <text:p>Protótipo Figma</text:p>
          </table:table-cell>
          <table:table-cell table:number-columns-repeated="16378"/>
        </table:table-row>
        <table:table-row table:style-name="ro2">
          <table:table-cell office:value-type="string" table:style-name="ce2">
            <text:p>US05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solicito visualizar o modelo lógico e conceitual do banco de dado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o modelo lógico e conceitual.</text:p>
          </table:table-cell>
          <table:table-cell office:value-type="string" table:style-name="ce4">
            <text:p>Modelo lógico e conceitual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6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Enquanto cliente, desejo poder visualizar toda documentação do produto do GitHub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Visualização da documentação atualizada no GitHub.</text:p>
          </table:table-cell>
          <table:table-cell office:value-type="string" table:style-name="ce4">
            <text:p>GitHub Atualizado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7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Enquanto cliente, solicito a criação de gráficos com base geral em notas das salas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Criação do gráfico para o modo de apresentação.</text:p>
          </table:table-cell>
          <table:table-cell office:value-type="string" table:style-name="ce4">
            <text:p>Gráfico relacionado as notas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8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, desejo poder visualizar o desempenho dos alunos de forma individual e geral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A tela de desempenho dos alunos feita em java desktop.</text:p>
          </table:table-cell>
          <table:table-cell office:value-type="string" table:style-name="ce4">
            <text:p>Notas dos alunos armazenadas no banco de dado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09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visualizar informações como últimas atividades, próximas atividade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as atividades recentes e anteriores salvas no banco de dados em SQL.</text:p>
          </table:table-cell>
          <table:table-cell office:value-type="string" table:style-name="ce4">
            <text:p>Armazenamento das atividad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0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visualizar informações como últimas avaliações, próximas avaliaçõe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Visualização das avaliações recentes e anteriores salvas no banco de dados em SQL.</text:p>
          </table:table-cell>
          <table:table-cell office:value-type="string" table:style-name="ce4">
            <text:p>Armazenamento das avaliaçõ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1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cadastrar alunos e sala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Cadastro dos alunos e salas armazenados no banco de dados em SQL.</text:p>
          </table:table-cell>
          <table:table-cell office:value-type="string" table:style-name="ce4">
            <text:p>Cadastro dos alunos e sal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2</text:p>
          </table:table-cell>
          <table:table-cell office:value-type="float" office:value="2" table:style-name="ce2">
            <text:p>2</text:p>
          </table:table-cell>
          <table:table-cell office:value-type="string" table:style-name="ce6">
            <text:p>Enquanto usuário , desejo poder cadastrar atividades e provas.</text:p>
          </table:table-cell>
          <table:table-cell office:value-type="string" table:style-name="ce2">
            <text:p>5h</text:p>
          </table:table-cell>
          <table:table-cell office:value-type="string" table:style-name="ce4">
            <text:p>Cadastro das atividades e provas armazenados no banco de dados em SQL.</text:p>
          </table:table-cell>
          <table:table-cell office:value-type="string" table:style-name="ce4">
            <text:p>Cadastro das atividades e prova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3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cliente, desejo que o protótipo da tela de cadastro de sala, trabalhos e provas seja codificado em java desktop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Tela de cadastro de sala, trabalhos e provas em funcionamento e codificado em java desktop.</text:p>
          </table:table-cell>
          <table:table-cell office:value-type="string" table:style-name="ce4">
            <text:p>Tela em funcionamento em java deskto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4</text:p>
          </table:table-cell>
          <table:table-cell office:value-type="float" office:value="3" table:style-name="ce2">
            <text:p>3</text:p>
          </table:table-cell>
          <table:table-cell office:value-type="string" table:style-name="ce5">
            <text:p>Enquanto usuário, desejo que a aplicação se inicie com as informações de uma sala específica designada para tal horário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Aplicação inicia no horário designado de acordo com a turma.</text:p>
          </table:table-cell>
          <table:table-cell office:value-type="string" table:style-name="ce4">
            <text:p>Aplicação inicia no horário designado de acordo com a turm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5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cliente, desejo que o protótipo da tela de visualização dos dados da sala seja codificado em java desktop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Tela de visualização dos dados da sala em funcionamento e codificado em java desktop.</text:p>
          </table:table-cell>
          <table:table-cell office:value-type="string" table:style-name="ce4">
            <text:p>Tela em funcionamento em java deskto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US16</text:p>
          </table:table-cell>
          <table:table-cell office:value-type="float" office:value="3" table:style-name="ce2">
            <text:p>3</text:p>
          </table:table-cell>
          <table:table-cell office:value-type="string" table:style-name="ce6">
            <text:p>Enquanto cliente, desejo que o protótipo da tela de vizualização e cadastro dos dados por aluno seja codificado em java desktop.</text:p>
          </table:table-cell>
          <table:table-cell office:value-type="string" table:style-name="ce2">
            <text:p>13h</text:p>
          </table:table-cell>
          <table:table-cell office:value-type="string" table:style-name="ce4">
            <text:p>Tela de vizualização e cadastro dos dados por aluno em funcionamento e codificado em java desktop.</text:p>
          </table:table-cell>
          <table:table-cell office:value-type="string" table:style-name="ce4">
            <text:p>Tela em funcionamento em java desktop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US17</text:p>
          </table:table-cell>
          <table:table-cell office:value-type="float" office:value="4" table:style-name="ce2">
            <text:p>4</text:p>
          </table:table-cell>
          <table:table-cell office:value-type="string" table:style-name="ce6">
            <text:p>Enquanto cliente, solicito maneira de importar alunos e salas de uma planilha já existente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Possibilidade de importação de alunos e salas por uma planilha existente.</text:p>
          </table:table-cell>
          <table:table-cell office:value-type="string" table:style-name="ce4">
            <text:p>Importação por planilha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US18</text:p>
          </table:table-cell>
          <table:table-cell office:value-type="float" office:value="4" table:style-name="ce2">
            <text:p>4</text:p>
          </table:table-cell>
          <table:table-cell office:value-type="string" table:style-name="ce6">
            <text:p>Enquanto usuário, solicito a implantação de lembretes de atividades e provas durante o mês.</text:p>
          </table:table-cell>
          <table:table-cell office:value-type="string" table:style-name="ce2">
            <text:p>8h</text:p>
          </table:table-cell>
          <table:table-cell office:value-type="string" table:style-name="ce4">
            <text:p>Implantação de lembretes de atividades e provas durante o mês.</text:p>
          </table:table-cell>
          <table:table-cell office:value-type="string" table:style-name="ce4">
            <text:p>Lembretes de atividades e provas durante o mês cadastradas</text:p>
          </table:table-cell>
          <table:table-cell table:number-columns-repeated="1637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8"/>
          <table:table-cell table:number-columns-repeated="1638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5</meta:generator>
    <meta:initial-creator>Franciele Amancio</meta:initial-creator>
    <dc:creator>Fatec</dc:creator>
    <meta:creation-date>2022-11-06T20:55:13Z</meta:creation-date>
    <dc:date>2023-03-16T14:42:02Z</dc:date>
  </office:meta>
</office:document-meta>
</file>